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c4175" officeooo:paragraph-rsid="000c4175" style:font-size-asian="12pt"/>
    </style:style>
    <style:style style:name="P7" style:family="paragraph" style:parent-style-name="Standard">
      <style:text-properties fo:font-size="12pt" officeooo:rsid="000c4175" officeooo:paragraph-rsid="000c4175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30ad0e" officeooo:paragraph-rsid="0030ad0e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5746" officeooo:paragraph-rsid="001a5746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d7d48" officeooo:paragraph-rsid="003d7d48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f9050" officeooo:paragraph-rsid="003f9050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f9050" officeooo:paragraph-rsid="003df052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0ac88" officeooo:paragraph-rsid="0040ac88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dcebd" officeooo:paragraph-rsid="003d7d48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2e655" officeooo:paragraph-rsid="0042e655" style:font-size-asian="12pt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fo:font-size="12pt" fo:font-weight="normal" officeooo:rsid="003f9050" officeooo:paragraph-rsid="000c4175" style:font-size-asian="12pt" style:font-weight-asian="normal" style:font-name-complex="Helvetica" style:font-weight-complex="normal"/>
    </style:style>
    <style:style style:name="P20" style:family="paragraph" style:parent-style-name="Standard">
      <style:paragraph-properties style:snap-to-layout-grid="false"/>
      <style:text-properties style:font-name="Helvetica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fo:font-size="12pt" fo:font-weight="normal" officeooo:rsid="004440ba" officeooo:paragraph-rsid="004440ba" style:font-size-asian="12pt" style:font-weight-asian="normal" style:font-name-complex="Helvetica" style:font-weight-complex="normal"/>
    </style:style>
    <style:style style:name="P22" style:family="paragraph" style:parent-style-name="Standard">
      <style:paragraph-properties style:snap-to-layout-grid="false"/>
      <style:text-properties style:font-name="Helvetica" fo:font-size="12pt" fo:font-weight="normal" officeooo:rsid="004440ba" officeooo:paragraph-rsid="00479960" style:font-size-asian="12pt" style:font-weight-asian="normal" style:font-name-complex="Helvetica" style:font-weight-complex="normal"/>
    </style:style>
    <style:style style:name="P23" style:family="paragraph" style:parent-style-name="Standard">
      <style:paragraph-properties style:snap-to-layout-grid="false"/>
      <style:text-properties style:font-name="Helvetica" fo:font-size="12pt" fo:font-weight="normal" officeooo:rsid="003d7d48" officeooo:paragraph-rsid="00479960" style:font-size-asian="12pt" style:font-weight-asian="normal" style:font-name-complex="Helvetica" style:font-weight-complex="normal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5d8c1" officeooo:paragraph-rsid="0045d8c1" style:font-size-asian="12pt" style:font-name-complex="Helvetica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9987c" officeooo:paragraph-rsid="00479960" style:font-size-asian="12pt" style:font-name-complex="Helvetica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Helvetica" officeooo:rsid="0040ac88" officeooo:paragraph-rsid="00479960" style:font-name-complex="Helvetica"/>
    </style:style>
    <style:style style:name="P27" style:family="paragraph" style:parent-style-name="Heading_20_1">
      <style:paragraph-properties style:snap-to-layout-grid="false"/>
      <style:text-properties fo:language="none" fo:country="none" fo:font-weight="bold" officeooo:rsid="002fa0b6" officeooo:paragraph-rsid="002fa0b6" style:language-asian="none" style:country-asian="none" style:font-weight-asian="bold"/>
    </style:style>
    <style:style style:name="P28" style:family="paragraph" style:parent-style-name="Heading_20_1">
      <style:text-properties fo:font-weight="bold" style:font-weight-asian="bold"/>
    </style:style>
    <style:style style:name="P29" style:family="paragraph" style:parent-style-name="Heading_20_1">
      <style:paragraph-properties style:snap-to-layout-grid="false"/>
      <style:text-properties fo:font-weight="bold" style:font-weight-asian="bold"/>
    </style:style>
    <style:style style:name="P30" style:family="paragraph" style:parent-style-name="Heading_20_1">
      <style:text-properties style:font-name="Helvetica" style:font-name-complex="Helvetica"/>
    </style:style>
    <style:style style:name="P31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2" style:family="paragraph" style:parent-style-name="Heading_20_3">
      <style:paragraph-properties style:snap-to-layout-grid="false"/>
      <style:text-properties fo:font-weight="bold" style:font-weight-asian="bold"/>
    </style:style>
    <style:style style:name="P33" style:family="paragraph" style:parent-style-name="Heading_20_3">
      <style:paragraph-properties fo:text-align="center" style:justify-single-word="false"/>
      <style:text-properties officeooo:rsid="000c4175" officeooo:paragraph-rsid="000c4175"/>
    </style:style>
    <style:style style:name="P34" style:family="paragraph" style:parent-style-name="Heading_20_4">
      <style:text-properties officeooo:paragraph-rsid="003c80bc"/>
    </style:style>
    <style:style style:name="P35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428c38"/>
    </style:style>
    <style:style style:name="T2" style:family="text">
      <style:text-properties officeooo:rsid="0042e655"/>
    </style:style>
    <style:style style:name="T3" style:family="text">
      <style:text-properties officeooo:rsid="00479960"/>
    </style:style>
    <style:style style:name="T4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7" text:outline-level="1">sta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9" text:outline-level="1"/>
          </table:table-cell>
          <table:table-cell table:style-name="Table1.A2" table:number-columns-spanned="2" office:value-type="string">
            <text:h text:style-name="P32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8" text:outline-level="1">Project</text:h>
          </table:table-cell>
          <table:table-cell table:style-name="Table1.A3" table:number-columns-spanned="3" office:value-type="string">
            <text:h text:style-name="P33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5<text:span text:style-name="T1">2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Lorenzo Pagliar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30.1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9">-<text:span text:style-name="T2">Team meeting</text:span></text:p>
            <text:p text:style-name="P21">-work on calculation iteration control</text:p>
            <text:p text:style-name="P22"><text:span text:style-name="T3">-work on not over execution of calculations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34" text:outline-level="4">Problems</text:h>
          </table:table-cell>
        </table:table-row>
        <table:table-row table:style-name="Table2.2">
          <table:table-cell table:style-name="Table2.A2" office:value-type="string">
            <text:p text:style-name="P23"><text:span text:style-name="T3">-not easy to not overlap executions of calculations</text:span></text:p>
          </table:table-cell>
        </table:table-row>
      </table:table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21">-Make the documentation</text:p>
            <text:p text:style-name="P21">-fix the old documentation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5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0" text:outline-level="1">Monday</text:h>
          </table:table-cell>
          <table:table-cell table:style-name="Table4.A2" office:value-type="string">
            <text:p text:style-name="P24">1</text:p>
          </table:table-cell>
          <table:table-cell table:style-name="Table4.A2" office:value-type="string">
            <text:p text:style-name="P18">Team meeting (1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24">5</text:p>
          </table:table-cell>
          <table:table-cell table:style-name="Table4.A2" office:value-type="string">
            <text:p text:style-name="P24">Work<text:span text:style-name="T3">ed</text:span> in iteration controller (5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25"><text:span text:style-name="T3">4</text:span></text:p>
          </table:table-cell>
          <table:table-cell table:style-name="Table4.A10" office:value-type="string">
            <text:p text:style-name="P25"><text:span text:style-name="T3">Worked on calculations overlapping problem (3,5)</text:span></text:p>
            <text:p text:style-name="P25"><text:span text:style-name="T3">week report (0,5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26"><text:span text:style-name="T3">10</text:span></text:p>
          </table:table-cell>
          <table:table-cell table:style-name="Table4.A11" office:value-type="string">
            <text:p text:style-name="P20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29T14:09:27.44</dc:date>
    <meta:print-date>1998-10-09T11:53:00</meta:print-date>
    <meta:editing-cycles>65</meta:editing-cycles>
    <meta:editing-duration>PT1H48M14S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40" meta:word-count="87" meta:character-count="543" meta:non-whitespace-character-count="496"/>
  </office:meta>
</office:document-meta>
</file>